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202124" style:font-name="Liberation Serif" fo:font-size="12pt" fo:letter-spacing="normal" fo:font-style="normal" fo:font-weight="normal" officeooo:rsid="0070e418" officeooo:paragraph-rsid="001f4d13" style:font-size-asian="12pt" style:font-style-asian="normal" style:font-weight-asian="normal" style:font-size-complex="12pt"/>
    </style:style>
    <style:style style:name="P2"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202124" style:font-name="Liberation Serif" fo:font-size="12pt" fo:letter-spacing="normal" fo:font-style="normal" fo:font-weight="normal" officeooo:rsid="00d7703e" officeooo:paragraph-rsid="001f4d13" style:font-size-asian="12pt" style:font-style-asian="normal" style:font-weight-asian="normal" style:font-size-complex="12pt"/>
    </style:style>
    <style:style style:name="P3"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095fd84" officeooo:paragraph-rsid="001f4d13" style:font-size-asian="12pt" style:font-style-asian="normal" style:font-weight-asian="normal" style:font-size-complex="12pt"/>
    </style:style>
    <style:style style:name="P4"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130c254" officeooo:paragraph-rsid="001f4d13" style:font-size-asian="12pt" style:font-style-asian="normal" style:font-weight-asian="normal" style:font-size-complex="12pt"/>
    </style:style>
    <style:style style:name="P5"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130f66d" officeooo:paragraph-rsid="001f4d13" style:font-size-asian="12pt" style:font-style-asian="normal" style:font-weight-asian="normal" style:font-size-complex="12pt"/>
    </style:style>
    <style:style style:name="P6"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12f6de3" officeooo:paragraph-rsid="001f4d13" style:font-size-asian="12pt" style:font-style-asian="normal" style:font-weight-asian="normal" style:font-size-complex="12pt"/>
    </style:style>
    <style:style style:name="P7" style:family="paragraph" style:parent-style-name="Standard">
      <style:paragraph-properties fo:line-height="150%" fo:text-align="start" style:justify-single-word="false">
        <style:tab-stops>
          <style:tab-stop style:position="6.439in"/>
        </style:tab-stops>
      </style:paragraph-properties>
      <style:text-properties fo:font-variant="normal" fo:text-transform="none" fo:color="#bf0041" style:font-name="Liberation Serif" fo:font-size="12pt" fo:letter-spacing="normal" fo:font-style="normal" fo:font-weight="normal" officeooo:rsid="01304ed8" officeooo:paragraph-rsid="001f4d13" style:font-size-asian="12pt" style:font-style-asian="normal" style:font-weight-asian="normal" style:font-size-complex="12pt"/>
    </style:style>
    <style:style style:name="T1" style:family="text">
      <style:text-properties officeooo:rsid="01343432"/>
    </style:style>
    <style:style style:name="T2" style:family="text">
      <style:text-properties officeooo:rsid="01322ac5"/>
    </style:style>
    <style:style style:name="T3" style:family="text">
      <style:text-properties officeooo:rsid="0130c254"/>
    </style:style>
    <style:style style:name="T4" style:family="text">
      <style:text-properties officeooo:rsid="0135a0c2"/>
    </style:style>
    <style:style style:name="T5" style:family="text">
      <style:text-properties officeooo:rsid="00da69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Russian Ball Lightning researchers</text:p>
      <text:p text:style-name="P3"><text:span text:style-name="T1">ball lightning - </text:span>Шаровых молний <text:s/></text:p>
      <text:p text:style-name="P3">Бычковым и Никитиным Шаровых молний </text:p>
      <text:p text:style-name="P3">Бикмухаметовой совместно с Бычковым и Никитиным </text:p>
      <text:p text:style-name="P3">Bikmukhametova, <text:span text:style-name="T2">A.R.,</text:span> Bychkov <text:span text:style-name="T2">V.L.,</text:span> Nikitin, <text:span text:style-name="T2">A.I.</text:span> <text:span text:style-name="T3">(Researchers) </text:span></text:p>
      <text:p text:style-name="P3"><text:a xlink:type="simple" xlink:href="https://www.youtube.com/watch?v=FLQektCRPv4" text:style-name="Internet_20_link" text:visited-style-name="Visited_20_Internet_20_Link">https://www.youtube.com/watch?v=FLQektCRPv4</text:a></text:p>
      <text:p text:style-name="P3"><text:a xlink:type="simple" xlink:href="https://www.youtube.com/watch?v=bH-l4az-TTM" text:style-name="Internet_20_link" text:visited-style-name="Visited_20_Internet_20_Link">https://www.youtube.com/watch?v=bH-l4az-TTM</text:a></text:p>
      <text:p text:style-name="P3"/>
      <text:p text:style-name="P3">Where does ball lightning come from and what happens, as well as how dangerous it is for an observer, the Academician of the Russian Academy of Natural Sciences, Chairman of the Russian Committee on Ball Lightning, Doctor of Physical and Mathematical Sciences and a leading researcher of Moscow State University Vladimir Lvovich Bychkov.</text:p>
      <text:p text:style-name="P3"/>
      <text:p text:style-name="P3"/>
      <text:p text:style-name="P3">Articles published in the collection</text:p>
      <text:p text:style-name="P3">2016 Bychkov V.L., Nikitin A.I. Ball lightning 2010-2015</text:p>
      <text:p text:style-name="P3">Bychkov V.L. <text:s/><text:span text:style-name="T4">(Владимир Львович Бычков.)</text:span>, Nikitin A.I.</text:p>
      <text:p text:style-name="P3">in the collection Abstracts of the 23rd Russian Conference on Cold Transmutation of Nuclei of Chemical Elements and Ball Lightning. Dagomys, Sochi, Krasnodar Territory, June 19-26, 2016 , place of publication M .: MATI , abstracts, p. 17-17</text:p>
      <text:p text:style-name="P3">2016 Hydrodynamic approach to magnetic phenomena</text:p>
      <text:p text:style-name="P3">Bychkov V.L. , Zaitsev F.S.</text:p>
      <text:p text:style-name="P3">in the collection Abstracts of the 23rd Russian Conference on Cold Transmutation of Nuclei of Chemical Elements and Ball Lightning. Dagomys, Sochi, Krasnodar Territory, June 19-26, 2016 , place of publication M .: MATI , abstracts, p. 19-19</text:p>
      <text:p text:style-name="P3">2016 Observations of ball lightning in 2016</text:p>
      <text:p text:style-name="P3">Bychkov V.L. , Bikmukhametova A.R. , Nikitin A.I.</text:p>
      <text:p text:style-name="P3">in the collection Abstracts of the 23rd Russian Conference on Cold Transmutation of Nuclei of Chemical Elements and Ball Lightning. Dagomys, Sochi, Krasnodar Territory, June 19-26, 2016 , place of publication M .: MATI , abstracts, p. 21-21</text:p>
      <text:p text:style-name="P3">2016 Features of the interaction of ball lightning with glasses</text:p>
      <text:p text:style-name="P3">Bychkov V.L. , Bikmukhametova A.R. , Nikitin A.I.</text:p>
      <text:p text:style-name="P3"><text:soft-page-break/>in the collection Abstracts of the 23rd Russian Conference on Cold Transmutation of Nuclei of Chemical Elements and Ball Lightning. Dagomys, Sochi, Krasnodar Territory, June 19-26, 2016 , place of publication M .: MATI , abstracts, p. 17-17</text:p>
      <text:p text:style-name="P3"/>
      <text:p text:style-name="P3"/>
      <text:p text:style-name="P5">ball lightning research:</text:p>
      <text:p text:style-name="P5">Статьи в журналах</text:p>
      <text:p text:style-name="P5">2006 Современное состояние проблемы шаровой молнии</text:p>
      <text:p text:style-name="P5">Бычков В.Л., Голубков Г.В., Никитин А.И.</text:p>
      <text:p text:style-name="P5">в журнале Химическая физика, издательство Наука (М.), том 25, № 3, с. 3-6</text:p>
      <text:p text:style-name="P5">Доклады на конференциях</text:p>
      <text:p text:style-name="P5">2016 Экспериментальное моделирование взаимодействия шаровой молнии с оконным стеклом (Приглашенный)</text:p>
      <text:p text:style-name="P5">Авторы: Бычков В.Л., Бикмухаметова А.Р., Степанов И.Г., Никитина Т.Ф., Величко А.М., Никитин А.И.</text:p>
      <text:p text:style-name="P5">XXIV Международная конференция "Электромагнитное поле и материалы (Фундаментальные физические исследования)", Москва, Россия, 18 ноября 2016</text:p>
      <text:p text:style-name="P5">2016 Наблюдательные данные по шаровой молнии, 2016 (Приглашенный)</text:p>
      <text:p text:style-name="P5">Авторы: Никитин А.И., Бычков В.Л., Бикмухаметова А.Р.</text:p>
      <text:p text:style-name="P5">23-я Российская Конференция по Холодной Трансмутации Ядер и Шаровой Молнии, Дагомыс, Сочи, Краснодарский край, Россия, 19-25 июня 2016</text:p>
      <text:p text:style-name="P5">2016 Особенности взаимодействия шаровой молнии со стёклами (Приглашенный)</text:p>
      <text:p text:style-name="P5">Авторы: Бычков В.Л., Никитин А.И., Бикмухаметова А.Р.</text:p>
      <text:p text:style-name="P5">23-я Российская Конференция по Холодной Трансмутации Ядер и Шаровой Молнии, Дагомыс, Сочи, Краснодарский край, Россия, 19-25 июня 2016</text:p>
      <text:p text:style-name="P5">Тезисы докладов</text:p>
      <text:p text:style-name="P5">2016 Бычков В.Л., Никитин А.И. Шаровая молния 2010-2015 гг</text:p>
      <text:p text:style-name="P5"/>
      <text:p text:style-name="P5"><text:a xlink:type="simple" xlink:href="https://istina.msu.ru/workers/8574400/" text:style-name="Internet_20_link" text:visited-style-name="Visited_20_Internet_20_Link">https://istina.msu.ru/workers/8574400/</text:a></text:p>
      <text:p text:style-name="P5"/>
      <text:p text:style-name="P5">Articles in magazines</text:p>
      <text:p text:style-name="P5">2006 Current state of the ball lightning problem</text:p>
      <text:p text:style-name="P5">Bychkov V.L., Golubkov G.V., Nikitin A.I.</text:p>
      <text:p text:style-name="P5"><text:soft-page-break/>in the journal Chemical Physics, publishing house Nauka (M.), volume 25, no. 3, p. 3-6</text:p>
      <text:p text:style-name="P5">Conference papers</text:p>
      <text:p text:style-name="P5">2016 Experimental Modeling of the Interaction of Ball Lightning with Window Glass (Invited)</text:p>
      <text:p text:style-name="P5">Authors: Bychkov V.L., Bikmukhametova A.R., Stepanov I.G., Nikitina T.F., Velichko A.M., Nikitin A.I.</text:p>
      <text:p text:style-name="P5">XXIV International Conference "Electromagnetic Field and Materials (Fundamental Physical Research)", Moscow, Russia, November 18, 2016</text:p>
      <text:p text:style-name="P5">2016 Ball lightning observational data, 2016 (Invited)</text:p>
      <text:p text:style-name="P5">Authors: Nikitin A.I., Bychkov V.L., Bikmukhametova A.R.</text:p>
      <text:p text:style-name="P5">23rd Russian Conference on Cold Transmutation of Nuclei and Ball Lightning, Dagomys, Sochi, Krasnodar Territory, Russia, 19-25 June 2016</text:p>
      <text:p text:style-name="P5">2016 Features of interaction of ball lightning with glasses (Invited)</text:p>
      <text:p text:style-name="P5">Authors: Bychkov V.L., Nikitin A.I., Bikmukhametova A.R.</text:p>
      <text:p text:style-name="P5">23rd Russian Conference on Cold Transmutation of Nuclei and Ball Lightning, Dagomys, Sochi, Krasnodar Territory, Russia, 19-25 June 2016</text:p>
      <text:p text:style-name="P5">Abstracts</text:p>
      <text:p text:style-name="P5">2016 Bychkov V.L., Nikitin A.I. Ball lightning 2010-2015</text:p>
      <text:p text:style-name="P5"/>
      <text:p text:style-name="P3"/>
      <text:p text:style-name="P3"/>
      <text:p text:style-name="P3"/>
      <text:p text:style-name="P3"/>
      <text:p text:style-name="P3"/>
      <text:p text:style-name="P3"/>
      <text:p text:style-name="P3">The work is published in the Experiment Report section.</text:p>
      <text:p text:style-name="P6">Shkatov, IJUS 23 </text:p>
      <text:p text:style-name="P6"/>
      <text:p text:style-name="P7">L. Yu. Dolgikh, V.T. Shkatov. New experiments based on the Poynting Vector</text:p>
      <text:p text:style-name="P6">Аннотация</text:p>
      <text:p text:style-name="P6"/>
      <text:p text:style-name="P6">Исследовалось поведение механического гироскопа в режиме управляемой прецессии. Установка включала в себя электропривод собственно гироскопа, а также реверсивный электропривод регулируемой прецессии. Оба привода выполнялись на основе микродвигателей <text:soft-page-break/>постоянного тока. Дополнительно к этому в состав установки входила кольцевая направляющая дорожка (рампа), с которой стартовало устройство. С дорожкой сопрягалось одноколёсное шасси, установленное на подвижном плече гироскопа. Наблюдались и оценивались силовые эффекты в режиме «летания гироскопа на привязи», Кроме ожидаемых по теории силовых (моментных) проявлений изучались более тонкие реакции гироскопической системы на характеристики подстилающего рельефа. Оказалось, что подвижная система практически не чувствует лёгкие элементы этого рельефа (поперечные полоски бумаги, наклеенные вдоль рампы), но заметно реагирует на более существенные компоненты подстилки.</text:p>
      <text:p text:style-name="P6">annotation</text:p>
      <text:p text:style-name="P6"/>
      <text:p text:style-name="P6">The behavior of a mechanical gyroscope in a controlled precession mode was investigated. The installation included an electric drive of the gyroscope itself, as well as a reversible electric drive of controlled precession. Both drives were based on DC micromotors. In addition to this, the installation included an annular guide track (ramp) from which the device was started. A single-wheeled chassis mounted on a movable arm of the gyroscope was mated to the track. Force effects were observed and evaluated in the mode of "flying the gyroscope on a leash". In addition to the force (moment) manifestations expected according to the theory, more subtle reactions of the gyroscopic system to the characteristics of the underlying relief were studied. It turned out that the mobile system practically does not feel the light elements of this relief (transverse strips of paper glued along the ramp), but it noticeably reacts to more essential components of the litter.</text:p>
      <text:p text:style-name="P3"><text:span text:style-name="T5"><text:s/>В.Т. Шкатов. Силовые эксперименты с ‘летающим’ гироскопом</text:span></text:p>
      <text:p text:style-name="P3">/ International Journal of Unconventional Science | Журнал Формирующихся Направлений Науки \ Выпуск №23-24 \ В.Т. Шкатов. Силовые эксперименты с 'летающим' гироскопом</text:p>
      <text:p text:style-name="P3">Автор: Шкатов Виктор Терентьевич, GRG, Томск, v.shkatov@gmail.com.</text:p>
      <text:p text:style-name="P3"/>
      <text:p text:style-name="P3">Название: Силовые эксперименты с ‘летающим’ гироскопом</text:p>
      <text:p text:style-name="P2"/>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0-01T13:18:33.567000000</meta:creation-date>
    <dc:date>2021-10-01T13:19:06.321000000</dc:date>
    <meta:editing-duration>PT33S</meta:editing-duration>
    <meta:editing-cycles>1</meta:editing-cycles>
    <meta:document-statistic meta:table-count="0" meta:image-count="0" meta:object-count="0" meta:page-count="4" meta:paragraph-count="66" meta:word-count="930" meta:character-count="6715" meta:non-whitespace-character-count="5843"/>
    <meta:generator>LibreOffice/6.4.0.3$Windows_X86_64 LibreOffice_project/b0a288ab3d2d4774cb44b62f04d5d28733ac6df8</meta:generator>
  </office:meta>
</office:document-meta>
</file>